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Genev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officeooo:paragraph-rsid="001f59e0" style:font-weight-asian="bold" style:font-weight-complex="bold"/>
    </style:style>
    <style:style style:name="P2" style:family="paragraph" style:parent-style-name="Standard">
      <style:text-properties fo:font-style="italic" officeooo:paragraph-rsid="001f59e0" style:font-style-asian="italic" style:font-style-complex="italic"/>
    </style:style>
    <style:style style:name="P3" style:family="paragraph" style:parent-style-name="Standard">
      <style:text-properties officeooo:paragraph-rsid="001f59e0"/>
    </style:style>
    <style:style style:name="P4" style:family="paragraph" style:parent-style-name="Standard">
      <style:text-properties officeooo:rsid="00ca4cef" officeooo:paragraph-rsid="001f59e0"/>
    </style:style>
    <style:style style:name="P5" style:family="paragraph" style:parent-style-name="Standard">
      <style:text-properties style:font-name="Liberation Serif" officeooo:rsid="0099d230" officeooo:paragraph-rsid="0020ce3b" fo:background-color="transparent"/>
    </style:style>
    <style:style style:name="P6" style:family="paragraph" style:parent-style-name="Standard">
      <style:text-properties style:font-name="Liberation Serif" fo:font-style="italic" officeooo:rsid="0b173efc" officeooo:paragraph-rsid="0020ce3b" fo:background-color="transparent" style:font-style-asian="italic" style:font-style-complex="italic"/>
    </style:style>
    <style:style style:name="P7" style:family="paragraph" style:parent-style-name="Standard">
      <style:text-properties style:font-name="Liberation Serif" fo:font-size="12pt" fo:font-style="italic" fo:font-weight="normal" officeooo:rsid="0140c98d" officeooo:paragraph-rsid="0020ce3b" fo:background-color="transparent" style:font-size-asian="12pt" style:font-style-asian="italic" style:font-weight-asian="normal" style:font-size-complex="12pt" style:font-style-complex="italic" style:font-weight-complex="normal"/>
    </style:style>
    <style:style style:name="P8" style:family="paragraph" style:parent-style-name="Standard">
      <style:text-properties style:font-name="Liberation Serif" fo:font-size="12pt" fo:font-style="italic" fo:font-weight="normal" officeooo:rsid="0140c98d" officeooo:paragraph-rsid="002428c5" fo:background-color="transparent" style:font-size-asian="12pt" style:font-style-asian="italic" style:font-weight-asian="normal" style:font-size-complex="12pt" style:font-style-complex="italic" style:font-weight-complex="normal"/>
    </style:style>
    <style:style style:name="P9" style:family="paragraph" style:parent-style-name="Standard">
      <style:text-properties fo:font-size="10pt" officeooo:rsid="00166092" officeooo:paragraph-rsid="0020bfdd" style:font-size-asian="10pt" style:font-size-complex="10pt"/>
    </style:style>
    <style:style style:name="P10" style:family="paragraph" style:parent-style-name="Standard">
      <style:text-properties fo:font-size="10pt" officeooo:rsid="00166092" officeooo:paragraph-rsid="002fff70" style:font-size-asian="10pt" style:font-size-complex="10pt"/>
    </style:style>
    <style:style style:name="P11" style:family="paragraph" style:parent-style-name="Standard">
      <style:text-properties fo:font-variant="normal" fo:text-transform="none" fo:color="#000000" style:font-name="Liberation Serif" fo:font-size="12pt" fo:letter-spacing="normal" fo:font-style="italic" fo:font-weight="normal" officeooo:rsid="02e55590" officeooo:paragraph-rsid="0020ce3b" fo:background-color="transparent" style:font-size-asian="12pt" style:font-style-asian="italic" style:font-size-complex="12pt" style:font-style-complex="italic"/>
    </style:style>
    <style:style style:name="P12" style:family="paragraph" style:parent-style-name="Standard">
      <style:text-properties fo:font-variant="normal" fo:text-transform="none" fo:color="#000000" style:font-name="Liberation Serif" fo:font-size="12pt" fo:letter-spacing="normal" fo:font-style="italic" fo:font-weight="normal" officeooo:rsid="05c8fae4" officeooo:paragraph-rsid="0020ce3b" fo:background-color="transparent" style:font-size-asian="12pt" style:font-style-asian="italic" style:font-size-complex="12pt" style:font-style-complex="italic"/>
    </style:style>
    <style:style style:name="P13" style:family="paragraph" style:parent-style-name="Standard">
      <style:text-properties fo:font-variant="normal" fo:text-transform="none" fo:color="#000000" style:font-name="Liberation Serif" fo:font-size="12pt" fo:letter-spacing="normal" fo:font-style="normal" fo:font-weight="normal" officeooo:rsid="02f8bd0d" officeooo:paragraph-rsid="0020ce3b" fo:background-color="transparent" style:font-size-asian="12pt" style:font-style-asian="normal" style:font-size-complex="12pt" style:font-style-complex="normal"/>
    </style:style>
    <style:style style:name="P14" style:family="paragraph" style:parent-style-name="Standard">
      <style:text-properties fo:font-variant="normal" fo:text-transform="none" fo:color="#000000" style:font-name="Liberation Serif" fo:font-size="12pt" fo:letter-spacing="normal" fo:font-style="normal" fo:font-weight="normal" officeooo:rsid="00abb4c6" officeooo:paragraph-rsid="0020ce3b" fo:background-color="transparent" style:font-size-asian="12pt" style:font-style-asian="normal" style:font-size-complex="12pt" style:font-style-complex="normal"/>
    </style:style>
    <style:style style:name="P15" style:family="paragraph" style:parent-style-name="Text_20_body">
      <style:paragraph-properties fo:margin-top="0.0626in" fo:margin-bottom="0in" style:contextual-spacing="false"/>
      <style:text-properties fo:font-variant="normal" fo:text-transform="none" fo:color="#000000" style:font-name="Verdana" fo:font-size="6.75pt" fo:letter-spacing="normal" fo:font-style="normal" fo:font-weight="normal"/>
    </style:style>
    <style:style style:name="P16" style:family="paragraph" style:parent-style-name="Text_20_body">
      <style:paragraph-properties fo:margin-left="0in" fo:margin-right="0in" fo:margin-top="0.0626in" fo:margin-bottom="0in" style:contextual-spacing="false" fo:text-indent="0in" style:auto-text-indent="false"/>
    </style:style>
    <style:style style:name="P17" style:family="paragraph" style:parent-style-name="Text_20_body">
      <style:paragraph-properties fo:margin-left="0in" fo:margin-right="0in" fo:margin-top="0.0626in" fo:margin-bottom="0in" style:contextual-spacing="false" fo:text-indent="0in" style:auto-text-indent="false"/>
      <style:text-properties fo:font-variant="normal" fo:text-transform="none" fo:color="#000000" style:font-name="Verdana" fo:font-size="6.75pt" fo:letter-spacing="normal" fo:font-style="normal" fo:font-weight="normal"/>
    </style:style>
    <style:style style:name="P18" style:family="paragraph" style:parent-style-name="Text_20_body">
      <style:paragraph-properties fo:margin-left="0in" fo:margin-right="0in" fo:margin-top="0.0626in" fo:margin-bottom="0in" style:contextual-spacing="false" fo:text-indent="0in" style:auto-text-indent="false"/>
      <style:text-properties fo:font-variant="normal" fo:text-transform="none" fo:color="#000000" style:font-name="Verdana" fo:font-size="6.75pt" fo:letter-spacing="normal" fo:font-style="italic" fo:font-weight="normal"/>
    </style:style>
    <style:style style:name="P19" style:family="paragraph" style:parent-style-name="Text_20_body">
      <style:text-properties fo:font-variant="normal" fo:text-transform="none" fo:color="#000000" style:font-name="Verdana" fo:font-size="6.75pt" fo:letter-spacing="normal" fo:font-style="normal" fo:font-weight="normal" officeooo:rsid="002fa528" officeooo:paragraph-rsid="0020ce3b" fo:background-color="transparent" style:font-size-asian="12pt" style:font-style-asian="normal" style:font-weight-asian="normal" style:font-size-complex="12pt" style:font-style-complex="normal" style:font-weight-complex="normal"/>
    </style:style>
    <style:style style:name="P20" style:family="paragraph" style:parent-style-name="Standard" style:list-style-name="L1">
      <style:text-properties officeooo:paragraph-rsid="001f59e0"/>
    </style:style>
    <style:style style:name="P21" style:family="paragraph" style:parent-style-name="Standard" style:list-style-name="L1">
      <style:text-properties officeooo:rsid="00b1071b" officeooo:paragraph-rsid="001f59e0"/>
    </style:style>
    <style:style style:name="P22" style:family="paragraph" style:parent-style-name="Standard" style:list-style-name="L1">
      <style:text-properties officeooo:rsid="00f32fb1" officeooo:paragraph-rsid="001f59e0"/>
    </style:style>
    <style:style style:name="P23" style:family="paragraph" style:parent-style-name="Standard" style:list-style-name="L1">
      <style:text-properties officeooo:rsid="00f717e1" officeooo:paragraph-rsid="001f59e0"/>
    </style:style>
    <style:style style:name="P24" style:family="paragraph" style:parent-style-name="Standard" style:list-style-name="L2">
      <style:text-properties officeooo:paragraph-rsid="001f59e0"/>
    </style:style>
    <style:style style:name="P25" style:family="paragraph" style:parent-style-name="Standard" style:list-style-name="L2">
      <style:text-properties officeooo:paragraph-rsid="001f59e0" fo:background-color="#ffff00"/>
    </style:style>
    <style:style style:name="P26" style:family="paragraph" style:parent-style-name="Standard" style:list-style-name="L2">
      <style:text-properties officeooo:rsid="00ccdb21" officeooo:paragraph-rsid="001f59e0" fo:background-color="#ffff00"/>
    </style:style>
    <style:style style:name="P27" style:family="paragraph" style:parent-style-name="Standard" style:list-style-name="L2">
      <style:text-properties officeooo:rsid="00cde7fc" officeooo:paragraph-rsid="001f59e0" fo:background-color="#ffff00"/>
    </style:style>
    <style:style style:name="P28" style:family="paragraph" style:parent-style-name="Standard" style:list-style-name="L2">
      <style:text-properties officeooo:rsid="00bd335b" officeooo:paragraph-rsid="001f59e0" fo:background-color="#ffff00"/>
    </style:style>
    <style:style style:name="P29" style:family="paragraph" style:parent-style-name="Standard" style:list-style-name="L2">
      <style:text-properties officeooo:rsid="00c78e45" officeooo:paragraph-rsid="001f59e0" fo:background-color="#ffff00"/>
    </style:style>
    <style:style style:name="P30" style:family="paragraph" style:parent-style-name="Standard" style:list-style-name="L2">
      <style:text-properties officeooo:rsid="00cb2f09" officeooo:paragraph-rsid="001f59e0" fo:background-color="#ffff00"/>
    </style:style>
    <style:style style:name="P31" style:family="paragraph" style:parent-style-name="Standard" style:list-style-name="L2">
      <style:text-properties officeooo:rsid="00bdcb4d" officeooo:paragraph-rsid="001f59e0"/>
    </style:style>
    <style:style style:name="P32" style:family="paragraph" style:parent-style-name="Standard" style:list-style-name="L2">
      <style:text-properties officeooo:rsid="00ca4cef" officeooo:paragraph-rsid="001f59e0"/>
    </style:style>
    <style:style style:name="P33" style:family="paragraph" style:parent-style-name="Standard">
      <style:text-properties officeooo:rsid="00ca4cef" officeooo:paragraph-rsid="001f59e0"/>
    </style:style>
    <style:style style:name="P34" style:family="paragraph" style:parent-style-name="Standard">
      <style:text-properties officeooo:rsid="00ca4cef" officeooo:paragraph-rsid="0026fef8"/>
    </style:style>
    <style:style style:name="P35" style:family="paragraph" style:parent-style-name="Standard" style:list-style-name="L3">
      <style:text-properties style:font-name="Liberation Serif" officeooo:paragraph-rsid="0020ce3b" fo:background-color="transparent"/>
    </style:style>
    <style:style style:name="P36" style:family="paragraph" style:parent-style-name="Standard" style:list-style-name="L3">
      <style:text-properties style:font-name="Liberation Serif" officeooo:rsid="00863f9f" officeooo:paragraph-rsid="0020ce3b" fo:background-color="transparent"/>
    </style:style>
    <style:style style:name="P37" style:family="paragraph" style:parent-style-name="Standard" style:list-style-name="L3">
      <style:text-properties style:font-name="Liberation Serif" officeooo:rsid="0070e76d" officeooo:paragraph-rsid="0020ce3b" fo:background-color="transparent"/>
    </style:style>
    <style:style style:name="P38" style:family="paragraph" style:parent-style-name="Standard" style:list-style-name="L3">
      <style:text-properties style:font-name="Liberation Serif" officeooo:rsid="007db835" officeooo:paragraph-rsid="0020ce3b" fo:background-color="transparent"/>
    </style:style>
    <style:style style:name="P39" style:family="paragraph" style:parent-style-name="Standard">
      <style:text-properties style:font-name="Liberation Serif" officeooo:rsid="00ca4cef" officeooo:paragraph-rsid="0026fef8"/>
    </style:style>
    <style:style style:name="P40" style:family="paragraph" style:parent-style-name="Standard">
      <style:text-properties fo:font-variant="normal" fo:text-transform="none" fo:color="#000000" style:font-name="Liberation Serif" fo:font-size="12pt" fo:letter-spacing="normal" fo:font-style="normal" fo:font-weight="normal" officeooo:rsid="002fa528" officeooo:paragraph-rsid="0020ce3b" fo:background-color="transparent"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normal" officeooo:rsid="0026d672" officeooo:paragraph-rsid="0026d672" fo:background-color="transparent"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rsid="0022a298" officeooo:paragraph-rsid="0022a298" fo:background-color="transparent" style:font-size-asian="12pt" style:font-style-asian="normal" style:font-weight-asian="normal" style:font-size-complex="12pt" style:font-style-complex="normal" style:font-weight-complex="normal"/>
    </style:style>
    <style:style style:name="P43" style:family="paragraph" style:parent-style-name="Standard">
      <style:text-properties fo:font-variant="normal" fo:text-transform="none" fo:color="#000000" style:font-name="Verdana" fo:font-size="6.75pt" fo:letter-spacing="normal" fo:font-style="normal" fo:font-weight="normal" officeooo:rsid="002fa528" officeooo:paragraph-rsid="0020ce3b" fo:background-color="transparent" style:font-size-asian="12pt" style:font-style-asian="normal" style:font-weight-asian="normal" style:font-size-complex="12pt" style:font-style-complex="normal" style:font-weight-complex="normal"/>
    </style:style>
    <style:style style:name="T1" style:family="text">
      <style:text-properties officeooo:rsid="00221e26"/>
    </style:style>
    <style:style style:name="T2" style:family="text">
      <style:text-properties officeooo:rsid="001f3ee2"/>
    </style:style>
    <style:style style:name="T3" style:family="text">
      <style:text-properties officeooo:rsid="00235372"/>
    </style:style>
    <style:style style:name="T4" style:family="text">
      <style:text-properties officeooo:rsid="0020299d"/>
    </style:style>
    <style:style style:name="T5" style:family="text">
      <style:text-properties officeooo:rsid="00bb7da9"/>
    </style:style>
    <style:style style:name="T6" style:family="text">
      <style:text-properties officeooo:rsid="00b41c35"/>
    </style:style>
    <style:style style:name="T7" style:family="text">
      <style:text-properties officeooo:rsid="00cf9bc3"/>
    </style:style>
    <style:style style:name="T8" style:family="text">
      <style:text-properties officeooo:rsid="00b5ca49"/>
    </style:style>
    <style:style style:name="T9" style:family="text">
      <style:text-properties officeooo:rsid="00b74aaa"/>
    </style:style>
    <style:style style:name="T10" style:family="text">
      <style:text-properties officeooo:rsid="00b89659"/>
    </style:style>
    <style:style style:name="T11" style:family="text">
      <style:text-properties officeooo:rsid="00add67d"/>
    </style:style>
    <style:style style:name="T12" style:family="text">
      <style:text-properties officeooo:rsid="00cf4bc5"/>
    </style:style>
    <style:style style:name="T13" style:family="text">
      <style:text-properties officeooo:rsid="00f39ed5"/>
    </style:style>
    <style:style style:name="T14" style:family="text">
      <style:text-properties officeooo:rsid="00f5180e"/>
    </style:style>
    <style:style style:name="T15" style:family="text">
      <style:text-properties officeooo:rsid="00fe295d"/>
    </style:style>
    <style:style style:name="T16" style:family="text">
      <style:text-properties officeooo:rsid="00c78e45"/>
    </style:style>
    <style:style style:name="T17" style:family="text">
      <style:text-properties officeooo:rsid="00c80da9"/>
    </style:style>
    <style:style style:name="T18" style:family="text">
      <style:text-properties officeooo:rsid="00cb2f09"/>
    </style:style>
    <style:style style:name="T19" style:family="text">
      <style:text-properties officeooo:rsid="010037e3"/>
    </style:style>
    <style:style style:name="T20" style:family="text">
      <style:text-properties officeooo:rsid="00ca4cef"/>
    </style:style>
    <style:style style:name="T21" style:family="text">
      <style:text-properties officeooo:rsid="00bdcb4d"/>
    </style:style>
    <style:style style:name="T22" style:family="text">
      <style:text-properties officeooo:rsid="00bef9da"/>
    </style:style>
    <style:style style:name="T23" style:family="text">
      <style:text-properties officeooo:rsid="00bf1752"/>
    </style:style>
    <style:style style:name="T24" style:family="text">
      <style:text-properties officeooo:rsid="00c0e1af"/>
    </style:style>
    <style:style style:name="T25" style:family="text">
      <style:text-properties officeooo:rsid="00c257fe"/>
    </style:style>
    <style:style style:name="T26" style:family="text">
      <style:text-properties fo:font-style="normal" officeooo:rsid="03fa5b9a" style:font-style-asian="normal" style:font-style-complex="normal"/>
    </style:style>
    <style:style style:name="T27" style:family="text">
      <style:text-properties fo:font-style="normal" officeooo:rsid="03fc5223" style:font-style-asian="normal" style:font-style-complex="normal"/>
    </style:style>
    <style:style style:name="T28" style:family="text">
      <style:text-properties fo:font-style="normal" officeooo:rsid="03fdac6c" style:font-style-asian="normal" style:font-style-complex="normal"/>
    </style:style>
    <style:style style:name="T29" style:family="text">
      <style:text-properties fo:font-style="normal" officeooo:rsid="04018dd3" style:font-style-asian="normal" style:font-style-complex="normal"/>
    </style:style>
    <style:style style:name="T30" style:family="text">
      <style:text-properties fo:font-style="normal" officeooo:rsid="0401b9b8" style:font-style-asian="normal" style:font-style-complex="normal"/>
    </style:style>
    <style:style style:name="T31" style:family="text">
      <style:text-properties fo:font-style="normal" officeooo:rsid="003cf981" style:font-style-asian="normal" style:font-style-complex="normal"/>
    </style:style>
    <style:style style:name="T32" style:family="text">
      <style:text-properties fo:font-style="normal" officeooo:rsid="03fea8bf" style:font-style-asian="normal" style:font-style-complex="normal"/>
    </style:style>
    <style:style style:name="T33" style:family="text">
      <style:text-properties fo:font-style="normal" officeooo:rsid="03fee6f0" style:font-style-asian="normal" style:font-style-complex="normal"/>
    </style:style>
    <style:style style:name="T34" style:family="text">
      <style:text-properties fo:font-style="normal" officeooo:rsid="0032c18d" style:font-style-asian="normal" style:font-style-complex="normal"/>
    </style:style>
    <style:style style:name="T35" style:family="text">
      <style:text-properties fo:font-style="normal" officeooo:rsid="040138b1" style:font-style-asian="normal" style:font-style-complex="normal"/>
    </style:style>
    <style:style style:name="T36" style:family="text">
      <style:text-properties fo:font-style="normal" officeooo:rsid="001cc38d" style:font-style-asian="normal" style:font-style-complex="normal"/>
    </style:style>
    <style:style style:name="T37" style:family="text">
      <style:text-properties fo:font-style="normal" officeooo:rsid="01ab1d0d" style:font-style-asian="normal" style:font-style-complex="normal"/>
    </style:style>
    <style:style style:name="T38" style:family="text">
      <style:text-properties fo:font-style="normal" officeooo:rsid="01ab2c5e" style:font-style-asian="normal" style:font-style-complex="normal"/>
    </style:style>
    <style:style style:name="T39" style:family="text">
      <style:text-properties fo:font-style="normal" officeooo:rsid="0402071d" style:font-style-asian="normal" style:font-style-complex="normal"/>
    </style:style>
    <style:style style:name="T40" style:family="text">
      <style:text-properties fo:font-style="normal" officeooo:rsid="001b2c77" style:font-style-asian="normal" style:font-style-complex="normal"/>
    </style:style>
    <style:style style:name="T41" style:family="text">
      <style:text-properties fo:font-style="normal" officeooo:rsid="04049518" style:font-style-asian="normal" style:font-style-complex="normal"/>
    </style:style>
    <style:style style:name="T42" style:family="text">
      <style:text-properties fo:font-style="normal" officeooo:rsid="001ba672" style:font-style-asian="normal" style:font-style-complex="normal"/>
    </style:style>
    <style:style style:name="T43" style:family="text">
      <style:text-properties fo:font-style="normal" officeooo:rsid="04052ed1" style:font-style-asian="normal" style:font-style-complex="normal"/>
    </style:style>
    <style:style style:name="T44" style:family="text">
      <style:text-properties fo:font-variant="normal" fo:text-transform="none" fo:color="#000000" fo:letter-spacing="normal" fo:font-style="normal" officeooo:rsid="04052ed1" style:font-style-asian="normal" style:font-style-complex="normal"/>
    </style:style>
    <style:style style:name="T45" style:family="text">
      <style:text-properties fo:font-variant="normal" fo:text-transform="none" fo:color="#000000" fo:letter-spacing="normal" fo:font-style="normal" officeooo:rsid="02a07485" style:font-style-asian="normal" style:font-style-complex="normal"/>
    </style:style>
    <style:style style:name="T46" style:family="text">
      <style:text-properties fo:font-variant="normal" fo:text-transform="none" fo:color="#000000" fo:letter-spacing="normal" fo:font-style="normal" officeooo:rsid="0027f7ca" style:font-style-asian="normal" style:font-style-complex="normal"/>
    </style:style>
    <style:style style:name="T47" style:family="text">
      <style:text-properties fo:font-variant="normal" fo:text-transform="none" fo:color="#000000" fo:letter-spacing="normal" fo:font-style="normal" officeooo:rsid="00289111" style:font-style-asian="normal" style:font-style-complex="normal"/>
    </style:style>
    <style:style style:name="T48" style:family="text">
      <style:text-properties fo:font-variant="normal" fo:text-transform="none" fo:color="#000000" fo:letter-spacing="normal" fo:font-style="normal" officeooo:rsid="001f6324" style:font-style-asian="normal" style:font-style-complex="normal"/>
    </style:style>
    <style:style style:name="T49" style:family="text">
      <style:text-properties fo:font-variant="normal" fo:text-transform="none" fo:color="#000000" fo:letter-spacing="normal" fo:font-style="normal" officeooo:rsid="002986bc" style:font-style-asian="normal" style:font-style-complex="normal"/>
    </style:style>
    <style:style style:name="T50" style:family="text">
      <style:text-properties fo:font-variant="normal" fo:text-transform="none" fo:color="#000000" fo:letter-spacing="normal" fo:font-style="normal" officeooo:rsid="002c2c40" style:font-style-asian="normal" style:font-style-complex="normal"/>
    </style:style>
    <style:style style:name="T51" style:family="text">
      <style:text-properties fo:font-variant="normal" fo:text-transform="none" fo:color="#000000" fo:letter-spacing="normal" fo:font-style="normal" officeooo:rsid="0025c5c4" style:font-style-asian="normal" style:font-style-complex="normal"/>
    </style:style>
    <style:style style:name="T52" style:family="text">
      <style:text-properties fo:font-variant="normal" fo:text-transform="none" fo:color="#000000" fo:letter-spacing="normal" fo:font-style="normal" officeooo:rsid="002a582f" style:font-style-asian="normal" style:font-style-complex="normal"/>
    </style:style>
    <style:style style:name="T53" style:family="text">
      <style:text-properties fo:font-variant="normal" fo:text-transform="none" fo:color="#000000" fo:letter-spacing="normal" fo:font-style="normal" officeooo:rsid="001ff4ba" style:font-style-asian="normal" style:font-style-complex="normal"/>
    </style:style>
    <style:style style:name="T54" style:family="text">
      <style:text-properties fo:font-variant="normal" fo:text-transform="none" fo:color="#000000" fo:letter-spacing="normal" fo:font-style="normal" officeooo:rsid="02a726f8" style:font-style-asian="normal" style:font-style-complex="normal"/>
    </style:style>
    <style:style style:name="T55" style:family="text">
      <style:text-properties fo:font-variant="normal" fo:text-transform="none" fo:color="#000000" fo:letter-spacing="normal" fo:font-style="normal" officeooo:rsid="02a7ee55" style:font-style-asian="normal" style:font-style-complex="normal"/>
    </style:style>
    <style:style style:name="T56" style:family="text">
      <style:text-properties fo:font-variant="normal" fo:text-transform="none" fo:color="#000000" fo:letter-spacing="normal" fo:font-style="normal" officeooo:rsid="02adb86f" style:font-style-asian="normal" style:font-style-complex="normal"/>
    </style:style>
    <style:style style:name="T57" style:family="text">
      <style:text-properties fo:font-variant="normal" fo:text-transform="none" fo:color="#000000" fo:letter-spacing="normal" fo:font-style="normal" officeooo:rsid="02a8d792" style:font-style-asian="normal" style:font-style-complex="normal"/>
    </style:style>
    <style:style style:name="T58" style:family="text">
      <style:text-properties fo:font-variant="normal" fo:text-transform="none" fo:color="#000000" fo:letter-spacing="normal" fo:font-style="normal" officeooo:rsid="02aee29c" style:font-style-asian="normal" style:font-style-complex="normal"/>
    </style:style>
    <style:style style:name="T59" style:family="text">
      <style:text-properties fo:font-variant="normal" fo:text-transform="none" fo:color="#000000" fo:letter-spacing="normal" fo:font-style="normal" officeooo:rsid="02aeebf0" style:font-style-asian="normal" style:font-style-complex="normal"/>
    </style:style>
    <style:style style:name="T60" style:family="text">
      <style:text-properties fo:font-variant="normal" fo:text-transform="none" fo:color="#000000" fo:letter-spacing="normal" fo:font-style="normal" officeooo:rsid="002fa528" style:font-style-asian="normal" style:font-style-complex="normal"/>
    </style:style>
    <style:style style:name="T61" style:family="text">
      <style:text-properties fo:font-variant="normal" fo:text-transform="none" fo:color="#000000" fo:letter-spacing="normal" fo:font-style="normal" officeooo:rsid="002428c5" style:font-style-asian="normal" style:font-style-complex="normal"/>
    </style:style>
    <style:style style:name="T62" style:family="text">
      <style:text-properties fo:font-variant="normal" fo:text-transform="none" fo:color="#000000" fo:letter-spacing="normal" fo:font-style="normal" officeooo:rsid="0025832b" style:font-style-asian="normal" style:font-style-complex="normal"/>
    </style:style>
    <style:style style:name="T63" style:family="text">
      <style:text-properties fo:font-variant="normal" fo:text-transform="none" fo:color="#87c1e8" style:font-name="Verdana" fo:font-size="6.75pt" fo:letter-spacing="normal" fo:font-style="normal" style:text-underline-style="solid" style:text-underline-width="auto" style:text-underline-color="font-color" fo:font-weight="normal"/>
    </style:style>
    <style:style style:name="T64" style:family="text">
      <style:text-properties officeooo:rsid="006dea9c"/>
    </style:style>
    <style:style style:name="T65" style:family="text">
      <style:text-properties officeooo:rsid="006f4b61"/>
    </style:style>
    <style:style style:name="T66" style:family="text">
      <style:text-properties officeooo:rsid="00882eb2"/>
    </style:style>
    <style:style style:name="T67" style:family="text">
      <style:text-properties officeooo:rsid="007ee9a6"/>
    </style:style>
    <style:style style:name="T68" style:family="text">
      <style:text-properties officeooo:rsid="0070e76d"/>
    </style:style>
    <style:style style:name="T69" style:family="text">
      <style:text-properties officeooo:rsid="0072dd6c"/>
    </style:style>
    <style:style style:name="T70" style:family="text">
      <style:text-properties officeooo:rsid="00748962"/>
    </style:style>
    <style:style style:name="T71" style:family="text">
      <style:text-properties officeooo:rsid="00771282"/>
    </style:style>
    <style:style style:name="T72" style:family="text">
      <style:text-properties officeooo:rsid="0075918a"/>
    </style:style>
    <style:style style:name="T73" style:family="text">
      <style:text-properties officeooo:rsid="007102fc"/>
    </style:style>
    <style:style style:name="T74" style:family="text">
      <style:text-properties officeooo:rsid="0077c0de"/>
    </style:style>
    <style:style style:name="T75" style:family="text">
      <style:text-properties officeooo:rsid="00790ed2"/>
    </style:style>
    <style:style style:name="T76" style:family="text">
      <style:text-properties officeooo:rsid="007bf7c8"/>
    </style:style>
    <style:style style:name="T77" style:family="text">
      <style:text-properties officeooo:rsid="02f8bd0d"/>
    </style:style>
    <style:style style:name="T78" style:family="text">
      <style:text-properties officeooo:rsid="0026fef8"/>
    </style:style>
    <style:style style:name="T79" style:family="text">
      <style:text-properties officeooo:rsid="06614428"/>
    </style:style>
    <style:style style:name="T80" style:family="text">
      <style:text-properties officeooo:rsid="0662c33e"/>
    </style:style>
    <style:style style:name="T81" style:family="text">
      <style:text-properties officeooo:rsid="067a0d09"/>
    </style:style>
    <style:style style:name="T82" style:family="text">
      <style:text-properties officeooo:rsid="06635bbd"/>
    </style:style>
    <style:style style:name="T83" style:family="text">
      <style:text-properties officeooo:rsid="0663d96b"/>
    </style:style>
    <style:style style:name="T84" style:family="text">
      <style:text-properties officeooo:rsid="067ab04f"/>
    </style:style>
    <style:style style:name="T85" style:family="text">
      <style:text-properties officeooo:rsid="069fe978"/>
    </style:style>
    <style:style style:name="T86" style:family="text">
      <style:text-properties officeooo:rsid="070ce7e1"/>
    </style:style>
    <style:style style:name="T87" style:family="text">
      <style:text-properties officeooo:rsid="0bf87297"/>
    </style:style>
    <style:style style:name="T88" style:family="text">
      <style:text-properties officeooo:rsid="0665a857"/>
    </style:style>
    <style:style style:name="T89" style:family="text">
      <style:text-properties officeooo:rsid="070dcaa4"/>
    </style:style>
    <style:style style:name="T90" style:family="text">
      <style:text-properties officeooo:rsid="067c9992"/>
    </style:style>
    <style:style style:name="T91" style:family="text">
      <style:text-properties officeooo:rsid="0671b448"/>
    </style:style>
    <style:style style:name="T92" style:family="text">
      <style:text-properties officeooo:rsid="07163c6e"/>
    </style:style>
    <style:style style:name="T93" style:family="text">
      <style:text-properties officeooo:rsid="081c7bb6"/>
    </style:style>
    <style:style style:name="T94" style:family="text">
      <style:text-properties officeooo:rsid="071ba1b2"/>
    </style:style>
    <style:style style:name="T95" style:family="text">
      <style:text-properties officeooo:rsid="0823319a"/>
    </style:style>
    <style:style style:name="T96" style:family="text">
      <style:text-properties officeooo:rsid="071e9470"/>
    </style:style>
    <style:style style:name="T97" style:family="text">
      <style:text-properties officeooo:rsid="082666f1"/>
    </style:style>
    <style:style style:name="T98" style:family="text">
      <style:text-properties officeooo:rsid="08245d6a"/>
    </style:style>
    <style:style style:name="T99" style:family="text">
      <style:text-properties officeooo:rsid="072151ed"/>
    </style:style>
    <style:style style:name="T100" style:family="text">
      <style:text-properties officeooo:rsid="071eb2ed"/>
    </style:style>
    <style:style style:name="T101" style:family="text">
      <style:text-properties officeooo:rsid="0bf9dcb7"/>
    </style:style>
    <style:style style:name="T102" style:family="text">
      <style:text-properties officeooo:rsid="0722a80d"/>
    </style:style>
    <style:style style:name="T103" style:family="text">
      <style:text-properties officeooo:rsid="08c8decf"/>
    </style:style>
    <style:style style:name="T104" style:family="text">
      <style:text-properties officeooo:rsid="0725de5b"/>
    </style:style>
    <style:style style:name="T105" style:family="text">
      <style:text-properties officeooo:rsid="07270c63"/>
    </style:style>
    <style:style style:name="T106" style:family="text">
      <style:text-properties officeooo:rsid="08273c5d"/>
    </style:style>
    <style:style style:name="T107" style:family="text">
      <style:text-properties officeooo:rsid="0727a215"/>
    </style:style>
    <style:style style:name="T108" style:family="text">
      <style:text-properties officeooo:rsid="0827860f"/>
    </style:style>
    <style:style style:name="T109" style:family="text">
      <style:text-properties officeooo:rsid="08279fb7"/>
    </style:style>
    <style:style style:name="T110" style:family="text">
      <style:text-properties officeooo:rsid="07287f98"/>
    </style:style>
    <style:style style:name="T111" style:family="text">
      <style:text-properties officeooo:rsid="0829796e"/>
    </style:style>
    <style:style style:name="T112" style:family="text">
      <style:text-properties officeooo:rsid="072c0398"/>
    </style:style>
    <style:style style:name="T113" style:family="text">
      <style:text-properties officeooo:rsid="072ad8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Chapter 5: the future of JavaScript</text:p>
      <text:p text:style-name="P2"><text:span text:style-name="T1">The f</text:span><text:span text:style-name="T2">uture of the web platform rests o</text:span><text:span text:style-name="T1">n</text:span><text:span text:style-name="T2"> JS, which rests on </text:span><text:span text:style-name="T1">the </text:span><text:span text:style-name="T3">actions of</text:span><text:span text:style-name="T2"> </text:span><text:span text:style-name="T4">Google, Microsoft and Mozilla</text:span></text:p>
      <text:list xml:id="list8751458061" text:style-name="L1">
        <text:list-item>
          <text:p text:style-name="P20">The future of the web as a software platform <text:span text:style-name="T5">(even operating system?)</text:span></text:p>
          <text:list>
            <text:list-item>
              <text:p text:style-name="P21">Desktop applications have always been more powerful</text:p>
              <text:list>
                <text:list-item>
                  <text:p text:style-name="P20"><text:span text:style-name="T6">Can you build something o</text:span><text:span text:style-name="T7">f</text:span><text:span text:style-name="T6">f the quality of Excel</text:span><text:span text:style-name="T8"> </text:span><text:span text:style-name="T9">or Photoshop </text:span><text:span text:style-name="T10">with the web standard?</text:span></text:p>
                </text:list-item>
              </text:list>
            </text:list-item>
            <text:list-item>
              <text:p text:style-name="P20">Open vs closed <text:span text:style-name="T11">platforms</text:span></text:p>
              <text:list>
                <text:list-item>
                  <text:p text:style-name="P20">iOS → the future of the <text:span text:style-name="T12">Internet applications</text:span>?</text:p>
                </text:list-item>
              </text:list>
            </text:list-item>
          </text:list>
        </text:list-item>
        <text:list-item>
          <text:p text:style-name="P22">Remaining problems with JavaScript today</text:p>
          <text:list>
            <text:list-item>
              <text:p text:style-name="P22">Still no static types</text:p>
              <text:list>
                <text:list-item>
                  <text:p text:style-name="P20"><text:span text:style-name="T13">Makes tooling, </text:span><text:span text:style-name="T14">static analysis </text:span><text:span text:style-name="T13">difficult</text:span></text:p>
                </text:list-item>
                <text:list-item>
                  <text:p text:style-name="P23">Static analysis of JavaScript is an active area of research</text:p>
                </text:list-item>
              </text:list>
            </text:list-item>
            <text:list-item>
              <text:p text:style-name="P22"/>
            </text:list-item>
          </text:list>
        </text:list-item>
        <text:list-item>
          <text:p text:style-name="P20">The major political forces today: the browser makers </text:p>
        </text:list-item>
      </text:list>
      <text:list xml:id="list1086511803" text:style-name="L2">
        <text:list-item>
          <text:p text:style-name="P25">Google's vision</text:p>
          <text:list>
            <text:list-item>
              <text:p text:style-name="P25">Dart</text:p>
            </text:list-item>
            <text:list-item>
              <text:p text:style-name="P26">NaCl</text:p>
            </text:list-item>
            <text:list-item>
              <text:p text:style-name="P27">Angular</text:p>
            </text:list-item>
            <text:list-item>
              <text:p text:style-name="P25">Continued support of ECMA</text:p>
            </text:list-item>
          </text:list>
        </text:list-item>
        <text:list-item>
          <text:p text:style-name="P25">Microsoft's vision</text:p>
          <text:list>
            <text:list-item>
              <text:p text:style-name="P28">TypeScript</text:p>
            </text:list-item>
            <text:list-item>
              <text:p text:style-name="P25">Web standards <text:span text:style-name="T15">built</text:span> into Windows 8</text:p>
            </text:list-item>
          </text:list>
        </text:list-item>
        <text:list-item>
          <text:p text:style-name="P24">Mozilla's vision</text:p>
          <text:list>
            <text:list-item>
              <text:p text:style-name="P31">Emscripten + asm.js</text:p>
              <text:list>
                <text:list-item>
                  <text:p text:style-name="P29">Emscripten: LLVM to asm.js compiler</text:p>
                </text:list-item>
                <text:list-item>
                  <text:p text:style-name="P29">asm.js: strict subset of JavaScript</text:p>
                  <text:list>
                    <text:list-item>
                      <text:p text:style-name="P25"><text:span text:style-name="T16">“</text:span><text:span text:style-name="T17">its just JavaScript” → its </text:span><text:span text:style-name="T18">compatible</text:span><text:span text:style-name="T17"> with all existing browsers</text:span></text:p>
                    </text:list-item>
                    <text:list-item>
                      <text:p text:style-name="P30">For browsers that support it, allows for Ahead-of-Time compilation (AOT)<text:span text:style-name="T19"> </text:span></text:p>
                    </text:list-item>
                  </text:list>
                </text:list-item>
                <text:list-item>
                  <text:p text:style-name="P24"><text:span text:style-name="T20">Entire chain: </text:span><text:span text:style-name="T21">C++ → LLVM → asm.js </text:span><text:span text:style-name="T22">→ </text:span><text:span text:style-name="T23">browser </text:span><text:span text:style-name="T24">→ SpiderMonkey → </text:span><text:span text:style-name="T25">machine code</text:span></text:p>
                  <text:list>
                    <text:list-item>
                      <text:p text:style-name="P32">For developers already writing C++, web becomes just another compile target</text:p>
                    </text:list-item>
                  </text:list>
                </text:list-item>
              </text:list>
            </text:list-item>
          </text:list>
        </text:list-item>
      </text:list>
      <text:p text:style-name="P4"/>
      <text:p text:style-name="P4"/>
      <text:p text:style-name="P4"/>
      <text:p text:style-name="P34"><text:span text:style-name="T78">ECMAScript 6</text:span></text:p>
      <text:p text:style-name="P34"><text:span text:style-name="T78"/></text:p>
      <text:p text:style-name="P39"><text:span text:style-name="T79">The next version of </text:span><text:span text:style-name="T80">ECMAScript, </text:span><text:span text:style-name="T81">the 6th version,</text:span><text:span text:style-name="T79"> </text:span><text:span text:style-name="T82">is </text:span><text:span text:style-name="T83">due to be released in 2013. </text:span><text:span text:style-name="T84">ECMAScript 6, </text:span><text:span text:style-name="T85">currently in working draft form, </text:span><text:span text:style-name="T86">will be the most</text:span><text:span text:style-name="T85"> significant </text:span><text:span text:style-name="T86">change to the language since </text:span><text:span text:style-name="T87">the first version</text:span><text:span text:style-name="T88">. </text:span><text:span text:style-name="T89">Most notably</text:span><text:span text:style-name="T90">, </text:span><text:span text:style-name="T91">some of JavaScript's scope issues are being addressed. Unlike </text:span><text:span text:style-name="T92">many</text:span><text:span text:style-name="T91"> modern language</text:span><text:span text:style-name="T93">s</text:span><text:span text:style-name="T91">, JavaScript has function scope, rather than block scope. </text:span><text:span text:style-name="T94">In ECMAScript 6, </text:span><text:span text:style-name="T95">developers will be able to achieve block scope with</text:span><text:span text:style-name="T96"> a “let” statement, similar to </text:span><text:span text:style-name="T97">similar</text:span><text:span text:style-name="T98"> functionality </text:span><text:span text:style-name="T99">in</text:span><text:span text:style-name="T100"> </text:span><text:span text:style-name="T101">Scheme</text:span><text:span text:style-name="T100"> and Haskell.</text:span><text:span text:style-name="T102"> There will also be a “const” declaration that </text:span><text:span text:style-name="T103">declares</text:span><text:span text:style-name="T104"> a variable that cannot be changed after </text:span><text:span text:style-name="T105">initialization, similar to </text:span><text:span text:style-name="T106">that feature in </text:span><text:span text:style-name="T105">C++. </text:span><text:span text:style-name="T107">ECMAScript </text:span><text:span text:style-name="T108">6 </text:span><text:span text:style-name="T107">will also </text:span><text:span text:style-name="T109">introduce</text:span><text:span text:style-name="T107"> a built-in module system for JavaScript and </text:span><text:span text:style-name="T110">syntax for </text:span><text:span text:style-name="T111">doing object oriented programming with</text:span><text:span text:style-name="T110"> classes</text:span><text:span text:style-name="T112">.</text:span><text:span text:style-name="T110"> </text:span><text:span text:style-name="T113">Although ECMAScript 6 is not yet finalized, there is support for some of its features inside the modern browsers.</text:span></text:p>
      <text:p text:style-name="P4"/>
      <text:p text:style-name="P4"/>
      <text:p text:style-name="P4"/>
      <text:p text:style-name="P5"><text:soft-page-break/></text:p>
      <text:p text:style-name="P6">Compiling to JavaScript.</text:p>
      <text:p text:style-name="P5"/>
      <text:list xml:id="list1576871244" text:style-name="L3">
        <text:list-item>
          <text:p text:style-name="P35"><text:span text:style-name="T64">JavaScript as a </text:span><text:span text:style-name="T65">compilation target</text:span></text:p>
          <text:list>
            <text:list-item>
              <text:p text:style-name="P35">GWT (Google Web Toolkit, <text:span text:style-name="T66">2006</text:span>)</text:p>
              <text:list>
                <text:list-item>
                  <text:p text:style-name="P36">Toolkit for writing managing complex JavaScript applications in Java</text:p>
                </text:list-item>
              </text:list>
            </text:list-item>
            <text:list-item>
              <text:p text:style-name="P35">CoffeeScript <text:span text:style-name="T67">(2009)</text:span></text:p>
              <text:list>
                <text:list-item>
                  <text:p text:style-name="P37">Transcompiles to JavaScript</text:p>
                </text:list-item>
                <text:list-item>
                  <text:p text:style-name="P35"><text:span text:style-name="T68">Better functional concepts </text:span><text:span text:style-name="T69">/ </text:span><text:span text:style-name="T70">uses only 'good' parts of JavaScript</text:span></text:p>
                  <text:list>
                    <text:list-item>
                      <text:p text:style-name="P35"><text:span text:style-name="T68">Steals </text:span><text:span text:style-name="T71">functional concepts</text:span><text:span text:style-name="T68"> ideas from Ruby, Python </text:span><text:span text:style-name="T72">and</text:span><text:span text:style-name="T68"> </text:span><text:span text:style-name="T73">Haskell</text:span></text:p>
                    </text:list-item>
                    <text:list-item>
                      <text:p text:style-name="P35"><text:span text:style-name="T74">Allows for a</text:span><text:span text:style-name="T69">rray comprehensions, <text:s/></text:span><text:span text:style-name="T75">gets rid of</text:span><text:span text:style-name="T69"> semicolons, </text:span><text:span text:style-name="T76">no global variables</text:span></text:p>
                    </text:list-item>
                  </text:list>
                </text:list-item>
              </text:list>
            </text:list-item>
            <text:list-item>
              <text:p text:style-name="P38">Many others: Ruby, Python, Java, Haskell, Scala → JS</text:p>
            </text:list-item>
          </text:list>
        </text:list-item>
      </text:list>
      <text:p text:style-name="P11"/>
      <text:p text:style-name="P12"/>
      <text:p text:style-name="P11"/>
      <text:p text:style-name="P13">Great example for compilation!</text:p>
      <text:p text:style-name="P11">The JavaScript Proble<text:span text:style-name="T77">m</text:span></text:p>
      <text:p text:style-name="P14"/>
      <text:p text:style-name="P7"><text:span text:style-name="T26"><text:tab/>A</text:span><text:span text:style-name="T27"> </text:span><text:span text:style-name="T28">2012</text:span><text:span text:style-name="T27"> post on HaskellWiki, a </text:span><text:span text:style-name="T29">community </text:span><text:span text:style-name="T30">edited </text:span><text:span text:style-name="T31">website</text:span><text:span text:style-name="T32"> for</text:span><text:span text:style-name="T33"> developers</text:span><text:span text:style-name="T34"> working in the Haskell programming language</text:span><text:span text:style-name="T33">, </text:span><text:span text:style-name="T35">defines “</text:span><text:span text:style-name="T36">T</text:span><text:span text:style-name="T35">he JavaScript Problem.”</text:span><text:span text:style-name="T37"> </text:span><text:span text:style-name="T38">T</text:span><text:span text:style-name="T39">he problem </text:span><text:span text:style-name="T38">definition</text:span><text:span text:style-name="T39"> is two-fold. First, “JavaScript sucks.” </text:span><text:span text:style-name="T40">According to the</text:span><text:span text:style-name="T41"> </text:span><text:span text:style-name="T42">page,</text:span><text:span text:style-name="T43"> “</text:span><text:span text:style-name="T44">The depths to which JavaScript sucks is well-documented and well-understood.”</text:span><text:span text:style-name="T44"><text:note text:id="ftn1" text:note-class="footnote"><text:note-citation>1</text:note-citation><text:note-body><text:p text:style-name="P9"><text:s/>http://www.haskell.org/haskellwiki/The_JavaScript_Problem</text:p></text:note-body></text:note></text:span><text:span text:style-name="T44"> </text:span><text:span text:style-name="T45">According to HaskellWiki, these include</text:span><text:span text:style-name="T46"> </text:span><text:span text:style-name="T47">JavaScript's</text:span><text:span text:style-name="T48"> weak </text:span><text:span text:style-name="T49">type system</text:span><text:span text:style-name="T48">, </text:span><text:span text:style-name="T49">its </text:span><text:span text:style-name="T50">verbose</text:span><text:span text:style-name="T48"> syntax, </text:span><text:span text:style-name="T49">its lack of a</text:span><text:span text:style-name="T48"> module system, </text:span><text:span text:style-name="T51">and</text:span><text:span text:style-name="T48"> </text:span><text:span text:style-name="T52">its </text:span><text:span text:style-name="T48">strange equality behavior</text:span><text:span text:style-name="T53">. </text:span><text:span text:style-name="T54">Those grievances might be reason enough not to write the language, especially for those on HaskellWiki—</text:span><text:span text:style-name="T55">who presumably are happy </text:span><text:span text:style-name="T56">writing</text:span><text:span text:style-name="T55"> Haskell. However, the second part of </text:span><text:span text:style-name="T57">the problem </text:span><text:span text:style-name="T58">makes it </text:span><text:span text:style-name="T59">clear </text:span><text:span text:style-name="T60"><text:s/>“We need JavaScript.”</text:span><text:span text:style-name="T60"><text:note text:id="ftn2" text:note-class="footnote"><text:note-citation>2</text:note-citation><text:note-body><text:p text:style-name="P10">http://www.haskell.org/haskellwiki/The_JavaScript_Problem</text:p></text:note-body></text:note></text:span></text:p>
      <text:p text:style-name="P40"/>
      <text:p text:style-name="P40"/>
      <text:p text:style-name="P41">this entire thread should be read before writing about Dart:</text:p>
      <text:p text:style-name="P41">https://news.ycombinator.com/item?id=6677481</text:p>
      <text:p text:style-name="P40"/>
      <text:p text:style-name="P40"/>
      <text:p text:style-name="P8"><text:span text:style-name="T62">Interesting c</text:span><text:span text:style-name="T61">omparison of JS/Dart to Java/C#</text:span></text:p>
      <text:p text:style-name="P42">https://news.ycombinator.com/item?id=6677481</text:p>
      <text:p text:style-name="P43">When I look at Dart vs JS (JavaScript), I see a lot of parallels to Java/C#. The Java language stagnated for a long time under Sun. The language was usable only through the heroic efforts of tool vendors (Eclipse, IntelliJ, etc.) Even with these tools, Java is just barely good enough.</text:p>
      <text:p text:style-name="P15">C# is technically a superior language to Java. Combined with an excellent IDE (VS), the .NET platform is probably technically superior to the Java platform. However, .NET did not destroy Java. And it's because Java is superior to .NET in many non-technical areas (such as a better open source community). And other solutions appeared to help the Java platform with the language stagnation issue (Scala, Clojure, Groovy, etc.). Now Java itself is somewhat catching up (Java 8) and the JVM platform remains a powerful and thriving community.</text:p>
      <text:p text:style-name="P15">The situation with Dart and JS seems to be similar. The JS language has stagnated for a long time. Google is trying to be like MS with C# and created Dart to fully replace JS. And Dart is probably technically superior to JS. But just like Java vs C#, I don't think technical superiority will be enough.</text:p>
      <text:p text:style-name="P17">The JS platform is addressing the language issue with CoffeeScript, TypeScript, and others, just like Scala and Clojure appeared for the JVM. And JS itself is improving slowly (ECMAScript 6) just like Java 8. And the JS open source community is very very strong (all the web related libraries and frameworks and now additional strength from Node.JS) and it's unlikely Dart will have a comparable community. I think that Dart may achieve some success like .NET/C# did. However, I don't think it will destroy JS like Google hopes it will. The JS platform is just like the JVM platform. Has so many flaws, but is good enough.</text:p>
      <text:p text:style-name="P40"/>
      <text:p text:style-name="P40"/>
      <text:p text:style-name="P40"/>
      <text:p text:style-name="P42">Brendan Eich on Dart after Dart document leak</text:p>
      <text:p text:style-name="P42"><text:soft-page-break/></text:p>
      <text:p text:style-name="P19">For the record, I'm not worried about JS being replaced by a better language. I am working to do that within Ecma TC39, by evolving JS aggressively.</text:p>
      <text:p text:style-name="P18">The leaked Google doc's assertion that this is impossible and that a "clean break" is required to make significant improvements is nonsense, a thin rationale for going it alone rather than cooperating fully.</text:p>
      <text:p text:style-name="P18">The big issue I have with Dart, which you seem to consider inconsequential, is whether Google forks the web developer community, not just its own paid developers, with Dart, and thereby fragments web content.</text:p>
      <text:p text:style-name="P18">A Dart to JS compiler will never be "decent" compared to having the Dart VM in the browser. Yet I guarantee you that Apple and Microsoft (and Opera and Mozilla, but the first two are enough) will never embed the Dart VM.</text:p>
      <text:p text:style-name="P18">So "Works best in Chrome" and even "Works only in Chrome" are new norms promulgated intentionally by Google. We see more of this fragmentation every day. As a user of Chrome and Firefox (and Safari), I find it painful to experience, never mind the political bad taste.</text:p>
      <text:p text:style-name="P18">Ok, counter-arguments. What's wrong with playing hardball to advance the web, you say? As my blog tries to explain, the standards process requires good social relations and philosophical balance among the participating competitors.</text:p>
      <text:p text:style-name="P18">Google's approach with Dart is thus pretty much all wrong and doomed to leave Dart in excellent yet non-standardized and non-interoperable implementation status. Dart is GBScript to NaCl/Pepper's ActiveG.</text:p>
      <text:p text:style-name="P18">Could Google, unlike Microsoft ten or so years ago, prevail? Only by becoming the new monopoly power on the web. We know how that story ends.</text:p>
      <text:p text:style-name="P16"><text:a xlink:type="simple" xlink:href="https://news.ycombinator.com/item?id=2982949"><text:span text:style-name="T63">https://news.ycombinator.com/item?id=2982949</text:span></text:a></text:p>
      <text:p text:style-name="P40"/>
      <text:p text:style-name="P40"/>
      <text:p text:style-name="P42">dart performance:</text:p>
      <text:p text:style-name="P42">https://www.dartlang.org/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Verdana" svg:font-family="Verdana, Genev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2:12:36</meta:creation-date>
    <dc:date>2013-11-10T17:14:56</dc:date>
    <meta:editing-duration>PT1M43S</meta:editing-duration>
    <meta:editing-cycles>7</meta:editing-cycles>
    <meta:generator>LibreOffice/3.6$MacOSX_x86 LibreOffice_project/e29a214-2bbed72-0621de6-a97528c-8f066d</meta:generator>
    <meta:document-statistic meta:table-count="0" meta:image-count="0" meta:object-count="0" meta:page-count="3" meta:paragraph-count="65" meta:word-count="1140" meta:character-count="7104" meta:non-whitespace-character-count="6060"/>
  </office:meta>
</office:document-meta>
</file>